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8" style:family="table-cell" style:parent-style-name="Default" style:data-style-name="N48">
      <style:table-cell-properties fo:border="thin solid #000000"/>
      <style:text-properties fo:font-size="11pt" style:font-size-asian="11pt" style:font-size-complex="11pt"/>
    </style:style>
    <style:style style:name="ce9" style:family="table-cell" style:parent-style-name="Default" style:data-style-name="N48">
      <style:table-cell-properties fo:border="thin solid #000000"/>
      <style:text-properties fo:font-size="11pt" style:font-size-asian="11pt" style:font-size-complex="11pt"/>
    </style:style>
    <style:style style:name="ce10" style:family="table-cell" style:parent-style-name="Default" style:data-style-name="N48">
      <style:table-cell-properties fo:border="thin solid #000000"/>
      <style:text-properties fo:font-size="11pt" style:font-size-asian="11pt" style:font-size-complex="11pt"/>
    </style:style>
    <style:style style:name="ce11" style:family="table-cell" style:parent-style-name="Default" style:data-style-name="N48">
      <style:table-cell-properties fo:border="thin solid #000000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6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7.96395833333333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8.334375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11.4564583333333cm"/>
    </style:style>
    <style:style style:name="co9" style:family="table-column">
      <style:table-column-properties fo:break-before="auto" style:column-width="10.7420833333333cm"/>
    </style:style>
    <style:style style:name="co10" style:family="table-column">
      <style:table-column-properties fo:break-before="auto" style:column-width="12.77937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建築地點</text:p>
          </table:table-cell>
          <table:table-cell office:value-type="string" table:style-name="ce2">
            <text:p>校區</text:p>
          </table:table-cell>
          <table:table-cell office:value-type="string" table:style-name="ce2">
            <text:p>權屬別</text:p>
          </table:table-cell>
          <table:table-cell office:value-type="string" table:style-name="ce2">
            <text:p>出租(借)情況</text:p>
          </table:table-cell>
          <table:table-cell office:value-type="string" table:style-name="ce2">
            <text:p>建築類別</text:p>
          </table:table-cell>
          <table:table-cell office:value-type="string" table:style-name="ce2">
            <text:p>建築名稱</text:p>
          </table:table-cell>
          <table:table-cell office:value-type="string" table:style-name="ce2">
            <text:p>所有權狀面積平方公尺</text:p>
          </table:table-cell>
          <table:table-cell office:value-type="string" table:style-name="ce2">
            <text:p>使用執照面積平方公尺</text:p>
          </table:table-cell>
          <table:table-cell office:value-type="string" table:style-name="ce2">
            <text:p>提供正式學籍學生活動、教學研究使用之面積(平方公尺)</text:p>
          </table:table-cell>
          <table:table-cell office:value-type="string" table:style-name="ce2">
            <text:p>僅供推廣教育或對外營業使用之樓地板面積平方公尺</text:p>
          </table:table-cell>
          <table:table-cell office:value-type="string" table:style-name="ce2">
            <text:p>補充說明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82" table:style-name="ce30">
            <text:p>新竹市</text:p>
          </table:table-cell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table-cell office:value-type="string" table:number-columns-spanned="1" table:number-rows-spanned="19" table:style-name="ce29">
            <text:p>其他建築</text:p>
          </table:table-cell>
          <table:table-cell office:value-type="string" table:style-name="ce15">
            <text:p><text:span text:style-name="T2">九龍招待所</text:span></text:p>
          </table:table-cell>
          <table:table-cell office:value-type="float" office:value="564.46" table:style-name="ce8">
            <text:p>564.46<text:s/></text:p>
          </table:table-cell>
          <table:table-cell table:style-name="ce9"/>
          <table:table-cell office:value-type="float" office:value="564.46" table:style-name="ce10">
            <text:p>564.4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校產權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北大門警衛室</text:p>
          </table:table-cell>
          <table:table-cell office:value-type="float" office:value="23.99" table:style-name="ce8">
            <text:p>23.99<text:s/></text:p>
          </table:table-cell>
          <table:table-cell office:value-type="float" office:value="43.15" table:style-name="ce9">
            <text:p>43.15<text:s/></text:p>
          </table:table-cell>
          <table:table-cell office:value-type="float" office:value="43.15" table:style-name="ce10">
            <text:p>43.15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北大門變電站(新)</text:p>
          </table:table-cell>
          <table:table-cell office:value-type="float" office:value="127.5" table:style-name="ce8">
            <text:p>127.50<text:s/></text:p>
          </table:table-cell>
          <table:table-cell office:value-type="float" office:value="127.5" table:style-name="ce9">
            <text:p>127.50<text:s/></text:p>
          </table:table-cell>
          <table:table-cell office:value-type="float" office:value="127.5" table:style-name="ce10">
            <text:p>127.5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北大門變電站(舊)</text:p>
          </table:table-cell>
          <table:table-cell office:value-type="float" office:value="75" table:style-name="ce8">
            <text:p>75.00<text:s/></text:p>
          </table:table-cell>
          <table:table-cell office:value-type="float" office:value="75" table:style-name="ce9">
            <text:p>75.00<text:s/></text:p>
          </table:table-cell>
          <table:table-cell office:value-type="float" office:value="75" table:style-name="ce10">
            <text:p>75.0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行政大樓</text:p>
          </table:table-cell>
          <table:table-cell office:value-type="float" office:value="2673.85" table:style-name="ce8">
            <text:p>2,673.85<text:s/></text:p>
          </table:table-cell>
          <table:table-cell office:value-type="float" office:value="2705.31" table:style-name="ce9">
            <text:p>2,705.31<text:s/></text:p>
          </table:table-cell>
          <table:table-cell office:value-type="float" office:value="2705.31" table:style-name="ce10">
            <text:p>2,705.31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會計室人事室等辦公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西南大門</text:p>
          </table:table-cell>
          <table:table-cell office:value-type="float" office:value="12.18" table:style-name="ce8">
            <text:p>12.18<text:s/></text:p>
          </table:table-cell>
          <table:table-cell office:value-type="float" office:value="12.18" table:style-name="ce9">
            <text:p>12.18<text:s/></text:p>
          </table:table-cell>
          <table:table-cell office:value-type="float" office:value="12.18" table:style-name="ce10">
            <text:p>12.1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西南大門警衛室</text:p>
          </table:table-cell>
          <table:table-cell office:value-type="float" office:value="12.96" table:style-name="ce8">
            <text:p>12.96<text:s/></text:p>
          </table:table-cell>
          <table:table-cell office:value-type="float" office:value="12.96" table:style-name="ce9">
            <text:p>12.96<text:s/></text:p>
          </table:table-cell>
          <table:table-cell office:value-type="float" office:value="12.96" table:style-name="ce10">
            <text:p>12.9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服務大樓(外工房)</text:p>
          </table:table-cell>
          <table:table-cell office:value-type="float" office:value="1231.08" table:style-name="ce8">
            <text:p>1,231.08<text:s/></text:p>
          </table:table-cell>
          <table:table-cell office:value-type="float" office:value="1645.2" table:style-name="ce9">
            <text:p>1,645.20<text:s/></text:p>
          </table:table-cell>
          <table:table-cell office:value-type="float" office:value="1645.2" table:style-name="ce10">
            <text:p>1,645.2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南區立體機車停車場(A棚)</text:p>
          </table:table-cell>
          <table:table-cell office:value-type="float" office:value="4754.51" table:style-name="ce8">
            <text:p>4,754.51<text:s/></text:p>
          </table:table-cell>
          <table:table-cell office:value-type="float" office:value="4752.16" table:style-name="ce9">
            <text:p>4,752.16<text:s/></text:p>
          </table:table-cell>
          <table:table-cell office:value-type="float" office:value="4752.16" table:style-name="ce10">
            <text:p>4,752.1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生停放機車之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南區變電站</text:p>
          </table:table-cell>
          <table:table-cell office:value-type="float" office:value="139.22" table:style-name="ce8">
            <text:p>139.22<text:s/></text:p>
          </table:table-cell>
          <table:table-cell office:value-type="float" office:value="139.22" table:style-name="ce9">
            <text:p>139.22<text:s/></text:p>
          </table:table-cell>
          <table:table-cell office:value-type="float" office:value="139.22" table:style-name="ce10">
            <text:p>139.2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食品路招待所</text:p>
          </table:table-cell>
          <table:table-cell office:value-type="float" office:value="2155.4" table:style-name="ce8">
            <text:p>2,155.40<text:s/></text:p>
          </table:table-cell>
          <table:table-cell office:value-type="float" office:value="2150.6799999999998" table:style-name="ce9">
            <text:p>2,150.68<text:s/></text:p>
          </table:table-cell>
          <table:table-cell office:value-type="float" office:value="2150.6799999999998" table:style-name="ce10">
            <text:p>2,150.6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第三招待所</text:p>
          </table:table-cell>
          <table:table-cell office:value-type="float" office:value="3099.72" table:style-name="ce8">
            <text:p>3,099.72<text:s/></text:p>
          </table:table-cell>
          <table:table-cell office:value-type="float" office:value="3099.72" table:style-name="ce9">
            <text:p>3,099.72<text:s/></text:p>
          </table:table-cell>
          <table:table-cell office:value-type="float" office:value="3099.72" table:style-name="ce10">
            <text:p>3,099.7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博愛蓄水塔</text:p>
          </table:table-cell>
          <table:table-cell office:value-type="float" office:value="361.13" table:style-name="ce8">
            <text:p>361.13<text:s/></text:p>
          </table:table-cell>
          <table:table-cell office:value-type="float" office:value="361.13" table:style-name="ce9">
            <text:p>361.13<text:s/></text:p>
          </table:table-cell>
          <table:table-cell office:value-type="float" office:value="361.13" table:style-name="ce10">
            <text:p>361.1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廢污水廠(水質淨化廠)</text:p>
          </table:table-cell>
          <table:table-cell office:value-type="float" office:value="572.53" table:style-name="ce8">
            <text:p>572.53<text:s/></text:p>
          </table:table-cell>
          <table:table-cell office:value-type="float" office:value="552" table:style-name="ce9">
            <text:p>552.00<text:s/></text:p>
          </table:table-cell>
          <table:table-cell office:value-type="float" office:value="552" table:style-name="ce10">
            <text:p>552.0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機車停車場(D棚)</text:p>
          </table:table-cell>
          <table:table-cell office:value-type="float" office:value="3801.6" table:style-name="ce8">
            <text:p>3,801.60<text:s/></text:p>
          </table:table-cell>
          <table:table-cell office:value-type="float" office:value="3801.6" table:style-name="ce9">
            <text:p>3,801.60<text:s/></text:p>
          </table:table-cell>
          <table:table-cell office:value-type="float" office:value="3801.6" table:style-name="ce10">
            <text:p>3,801.6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生停放機車之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儲藏室</text:p>
          </table:table-cell>
          <table:table-cell office:value-type="float" office:value="46.8" table:style-name="ce8">
            <text:p>46.80<text:s/></text:p>
          </table:table-cell>
          <table:table-cell office:value-type="float" office:value="46.8" table:style-name="ce9">
            <text:p>46.80<text:s/></text:p>
          </table:table-cell>
          <table:table-cell office:value-type="float" office:value="46.8" table:style-name="ce10">
            <text:p>46.8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3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7">
            <text:p>全部出租(借)給其他(校外)單位使用</text:p>
          </table:table-cell>
          <table:covered-table-cell/>
          <table:table-cell office:value-type="string" table:style-name="ce7">
            <text:p>第一餐廳</text:p>
          </table:table-cell>
          <table:table-cell office:value-type="float" office:value="1492.04" table:style-name="ce8">
            <text:p>1,492.04<text:s/></text:p>
          </table:table-cell>
          <table:table-cell office:value-type="float" office:value="1492.04" table:style-name="ce9">
            <text:p>1,492.04<text:s/></text:p>
          </table:table-cell>
          <table:table-cell office:value-type="float" office:value="357.04" table:style-name="ce10">
            <text:p>357.04<text:s/></text:p>
          </table:table-cell>
          <table:table-cell office:value-type="float" office:value="1135" table:style-name="ce11">
            <text:p>1,135.00<text:s/></text:p>
          </table:table-cell>
          <table:table-cell office:value-type="string" table:style-name="ce12">
            <text:p>第一餐廳與學生七舍使用執照同一張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校本部</text:p>
          </table:table-cell>
          <table:table-cell office:value-type="string" table:style-name="ce14">
            <text:p>自有</text:p>
          </table:table-cell>
          <table:table-cell office:value-type="string" table:style-name="ce18">
            <text:p>部分面積出租(借)給其他(校外)單位使用</text:p>
          </table:table-cell>
          <table:covered-table-cell/>
          <table:table-cell office:value-type="string" table:style-name="ce7">
            <text:p>第二餐廳</text:p>
          </table:table-cell>
          <table:table-cell office:value-type="float" office:value="4985.3500000000004" table:style-name="ce8">
            <text:p>4,985.35<text:s/></text:p>
          </table:table-cell>
          <table:table-cell office:value-type="float" office:value="4985.3500000000004" table:style-name="ce9">
            <text:p>4,985.35<text:s/></text:p>
          </table:table-cell>
          <table:table-cell office:value-type="float" office:value="1188.05" table:style-name="ce10">
            <text:p>1,188.05<text:s/></text:p>
          </table:table-cell>
          <table:table-cell office:value-type="float" office:value="3797.3" table:style-name="ce11">
            <text:p>3,797.3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校本部</text:p>
          </table:table-cell>
          <table:table-cell office:value-type="string" table:style-name="ce14">
            <text:p>自有</text:p>
          </table:table-cell>
          <table:table-cell office:value-type="string" table:style-name="ce18">
            <text:p>部分面積出租(借)給其他(校外)單位使用</text:p>
          </table:table-cell>
          <table:covered-table-cell/>
          <table:table-cell office:value-type="string" table:style-name="ce7">
            <text:p>中正堂</text:p>
          </table:table-cell>
          <table:table-cell office:value-type="float" office:value="8019.5" table:style-name="ce8">
            <text:p>8,019.50<text:s/></text:p>
          </table:table-cell>
          <table:table-cell office:value-type="float" office:value="8192.5" table:style-name="ce9">
            <text:p>8,192.50<text:s/></text:p>
          </table:table-cell>
          <table:table-cell office:value-type="float" office:value="7977.5" table:style-name="ce10">
            <text:p>7,977.50<text:s/></text:p>
          </table:table-cell>
          <table:table-cell office:value-type="float" office:value="215" table:style-name="ce11">
            <text:p>215.00<text:s/></text:p>
          </table:table-cell>
          <table:table-cell office:value-type="string" table:style-name="ce12">
            <text:p>事務組文書組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table-cell office:value-type="string" table:number-columns-spanned="1" table:number-rows-spanned="40" table:style-name="ce29">
            <text:p>教學研究建築</text:p>
          </table:table-cell>
          <table:table-cell office:value-type="string" table:style-name="ce7">
            <text:p>環保大樓</text:p>
          </table:table-cell>
          <table:table-cell office:value-type="float" office:value="4219" table:style-name="ce8">
            <text:p>4,219.00<text:s/></text:p>
          </table:table-cell>
          <table:table-cell office:value-type="float" office:value="4219" table:style-name="ce9">
            <text:p>4,219.00<text:s/></text:p>
          </table:table-cell>
          <table:table-cell office:value-type="float" office:value="4219" table:style-name="ce10">
            <text:p>4,219.0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環工所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體育館</text:p>
          </table:table-cell>
          <table:table-cell office:value-type="float" office:value="5058.68" table:style-name="ce8">
            <text:p>5,058.68<text:s/></text:p>
          </table:table-cell>
          <table:table-cell office:value-type="float" office:value="5418.56" table:style-name="ce9">
            <text:p>5,418.56<text:s/></text:p>
          </table:table-cell>
          <table:table-cell office:value-type="float" office:value="5418.56" table:style-name="ce10">
            <text:p>5,418.5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棒球打擊練習場</text:p>
          </table:table-cell>
          <table:table-cell office:value-type="float" office:value="252.59" table:style-name="ce8">
            <text:p>252.59<text:s/></text:p>
          </table:table-cell>
          <table:table-cell office:value-type="float" office:value="252.59" table:style-name="ce9">
            <text:p>252.59<text:s/></text:p>
          </table:table-cell>
          <table:table-cell office:value-type="float" office:value="252.59" table:style-name="ce10">
            <text:p>252.59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棒球場休息室</text:p>
          </table:table-cell>
          <table:table-cell office:value-type="float" office:value="42" table:style-name="ce8">
            <text:p>42.00<text:s/></text:p>
          </table:table-cell>
          <table:table-cell office:value-type="float" office:value="42" table:style-name="ce9">
            <text:p>42.00<text:s/></text:p>
          </table:table-cell>
          <table:table-cell office:value-type="float" office:value="42" table:style-name="ce10">
            <text:p>42.0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游泳池(博愛)</text:p>
          </table:table-cell>
          <table:table-cell office:value-type="float" office:value="97.53" table:style-name="ce8">
            <text:p>97.53<text:s/></text:p>
          </table:table-cell>
          <table:table-cell office:value-type="float" office:value="97.53" table:style-name="ce9">
            <text:p>97.53<text:s/></text:p>
          </table:table-cell>
          <table:table-cell office:value-type="float" office:value="97.53" table:style-name="ce10">
            <text:p>97.5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博愛育成中心(一舍)</text:p>
          </table:table-cell>
          <table:table-cell office:value-type="float" office:value="1740.89" table:style-name="ce8">
            <text:p>1,740.89<text:s/></text:p>
          </table:table-cell>
          <table:table-cell table:style-name="ce9"/>
          <table:table-cell office:value-type="float" office:value="1740.89" table:style-name="ce10">
            <text:p>1,740.89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校產權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資訊館</text:p>
          </table:table-cell>
          <table:table-cell office:value-type="float" office:value="5867.55" table:style-name="ce8">
            <text:p>5,867.55<text:s/></text:p>
          </table:table-cell>
          <table:table-cell office:value-type="float" office:value="5867.55" table:style-name="ce9">
            <text:p>5,867.55<text:s/></text:p>
          </table:table-cell>
          <table:table-cell office:value-type="float" office:value="5847.75" table:style-name="ce10">
            <text:p>5,847.75<text:s/></text:p>
          </table:table-cell>
          <table:table-cell office:value-type="float" office:value="19.8" table:style-name="ce11">
            <text:p>19.8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電子資訊研究大樓</text:p>
          </table:table-cell>
          <table:table-cell office:value-type="float" office:value="21420.12" table:style-name="ce8">
            <text:p>21,420.12<text:s/></text:p>
          </table:table-cell>
          <table:table-cell office:value-type="float" office:value="21466.93" table:style-name="ce9">
            <text:p>21,466.93<text:s/></text:p>
          </table:table-cell>
          <table:table-cell office:value-type="float" office:value="21466.93" table:style-name="ce10">
            <text:p>21,466.9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電子與資訊研究中心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實驗一館</text:p>
          </table:table-cell>
          <table:table-cell office:value-type="float" office:value="3488.84" table:style-name="ce8">
            <text:p>3,488.84<text:s/></text:p>
          </table:table-cell>
          <table:table-cell office:value-type="float" office:value="3488.84" table:style-name="ce9">
            <text:p>3,488.84<text:s/></text:p>
          </table:table-cell>
          <table:table-cell office:value-type="float" office:value="3488.84" table:style-name="ce10">
            <text:p>3,488.84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生科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管理一館</text:p>
          </table:table-cell>
          <table:table-cell office:value-type="float" office:value="4327.3" table:style-name="ce8">
            <text:p>4,327.30<text:s/></text:p>
          </table:table-cell>
          <table:table-cell office:value-type="float" office:value="4420.2700000000004" table:style-name="ce9">
            <text:p>4,420.27<text:s/></text:p>
          </table:table-cell>
          <table:table-cell office:value-type="float" office:value="4420.2700000000004" table:style-name="ce10">
            <text:p>4,420.27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管科系資財系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管理二館</text:p>
          </table:table-cell>
          <table:table-cell office:value-type="float" office:value="8724.09" table:style-name="ce8">
            <text:p>8,724.09<text:s/></text:p>
          </table:table-cell>
          <table:table-cell office:value-type="float" office:value="8777.23" table:style-name="ce9">
            <text:p>8,777.23<text:s/></text:p>
          </table:table-cell>
          <table:table-cell office:value-type="float" office:value="8777.23" table:style-name="ce10">
            <text:p>8,777.2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管理學院工工管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綜合一館</text:p>
          </table:table-cell>
          <table:table-cell office:value-type="float" office:value="32632.560000000001" table:style-name="ce8">
            <text:p>32,632.56<text:s/></text:p>
          </table:table-cell>
          <table:table-cell office:value-type="float" office:value="32706.12" table:style-name="ce9">
            <text:p>32,706.12<text:s/></text:p>
          </table:table-cell>
          <table:table-cell office:value-type="float" office:value="32675.32" table:style-name="ce10">
            <text:p>32,675.32<text:s/></text:p>
          </table:table-cell>
          <table:table-cell office:value-type="float" office:value="30.8" table:style-name="ce11">
            <text:p>30.80<text:s/></text:p>
          </table:table-cell>
          <table:table-cell office:value-type="string" table:style-name="ce12">
            <text:p>與空中大學合資興建共同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綜合球館</text:p>
          </table:table-cell>
          <table:table-cell office:value-type="float" office:value="4637.5" table:style-name="ce8">
            <text:p>4,637.50<text:s/></text:p>
          </table:table-cell>
          <table:table-cell office:value-type="float" office:value="4631.5" table:style-name="ce9">
            <text:p>4,631.50<text:s/></text:p>
          </table:table-cell>
          <table:table-cell office:value-type="float" office:value="4631.5" table:style-name="ce10">
            <text:p>4,631.5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科學一館</text:p>
          </table:table-cell>
          <table:table-cell office:value-type="float" office:value="10914.4" table:style-name="ce8">
            <text:p>10,914.40<text:s/></text:p>
          </table:table-cell>
          <table:table-cell office:value-type="float" office:value="10914.4" table:style-name="ce9">
            <text:p>10,914.40<text:s/></text:p>
          </table:table-cell>
          <table:table-cell office:value-type="float" office:value="10914.4" table:style-name="ce10">
            <text:p>10,914.4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應數系電物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科學二館</text:p>
          </table:table-cell>
          <table:table-cell office:value-type="float" office:value="11028.66" table:style-name="ce8">
            <text:p>11,028.66<text:s/></text:p>
          </table:table-cell>
          <table:table-cell office:value-type="float" office:value="11028.66" table:style-name="ce9">
            <text:p>11,028.66<text:s/></text:p>
          </table:table-cell>
          <table:table-cell office:value-type="float" office:value="11028.66" table:style-name="ce10">
            <text:p>11,028.6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應化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基礎科學大樓</text:p>
          </table:table-cell>
          <table:table-cell office:value-type="float" office:value="23285.93" table:style-name="ce8">
            <text:p>23,285.93<text:s/></text:p>
          </table:table-cell>
          <table:table-cell office:value-type="float" office:value="23285.93" table:style-name="ce9">
            <text:p>23,285.93<text:s/></text:p>
          </table:table-cell>
          <table:table-cell office:value-type="float" office:value="23285.93" table:style-name="ce10">
            <text:p>23,285.9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電子物理系、物理研究所、理論中心、理學院、教務處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教學大樓</text:p>
          </table:table-cell>
          <table:table-cell office:value-type="float" office:value="2169.86" table:style-name="ce8">
            <text:p>2,169.86<text:s/></text:p>
          </table:table-cell>
          <table:table-cell office:value-type="float" office:value="2365.2199999999998" table:style-name="ce9">
            <text:p>2,365.22<text:s/></text:p>
          </table:table-cell>
          <table:table-cell office:value-type="float" office:value="2365.2199999999998" table:style-name="ce10">
            <text:p>2,365.2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生科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奈米中心</text:p>
          </table:table-cell>
          <table:table-cell office:value-type="float" office:value="1464.65" table:style-name="ce8">
            <text:p>1,464.65<text:s/></text:p>
          </table:table-cell>
          <table:table-cell office:value-type="float" office:value="1488.12" table:style-name="ce9">
            <text:p>1,488.12<text:s/></text:p>
          </table:table-cell>
          <table:table-cell office:value-type="float" office:value="1488.12" table:style-name="ce9">
            <text:p>1,488.1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電資學院奈米中心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活動中心(博愛)</text:p>
          </table:table-cell>
          <table:table-cell office:value-type="float" office:value="1198.55" table:style-name="ce8">
            <text:p>1,198.55<text:s/></text:p>
          </table:table-cell>
          <table:table-cell table:style-name="ce9"/>
          <table:table-cell office:value-type="float" office:value="1182.55" table:style-name="ce10">
            <text:p>1,182.55<text:s/></text:p>
          </table:table-cell>
          <table:table-cell office:value-type="float" office:value="16" table:style-name="ce11">
            <text:p>16.00<text:s/></text:p>
          </table:table-cell>
          <table:table-cell office:value-type="string" table:style-name="ce12">
            <text:p>學校產權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材料機械實驗室</text:p>
          </table:table-cell>
          <table:table-cell office:value-type="float" office:value="720.36" table:style-name="ce8">
            <text:p>720.36<text:s/></text:p>
          </table:table-cell>
          <table:table-cell office:value-type="float" office:value="825.36" table:style-name="ce9">
            <text:p>825.36<text:s/></text:p>
          </table:table-cell>
          <table:table-cell office:value-type="float" office:value="825.36" table:style-name="ce10">
            <text:p>825.3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機械系材料系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固態電子糸統大樓</text:p>
          </table:table-cell>
          <table:table-cell office:value-type="float" office:value="7135.51" table:style-name="ce8">
            <text:p>7,135.51<text:s/></text:p>
          </table:table-cell>
          <table:table-cell office:value-type="float" office:value="7135.56" table:style-name="ce9">
            <text:p>7,135.56<text:s/></text:p>
          </table:table-cell>
          <table:table-cell office:value-type="float" office:value="7135.56" table:style-name="ce10">
            <text:p>7,135.5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電資學院奈米中心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生科實驗一館</text:p>
          </table:table-cell>
          <table:table-cell office:value-type="float" office:value="2659.08" table:style-name="ce8">
            <text:p>2,659.08<text:s/></text:p>
          </table:table-cell>
          <table:table-cell table:style-name="ce9"/>
          <table:table-cell office:value-type="float" office:value="2659.08" table:style-name="ce10">
            <text:p>2,659.0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校產權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生科實驗二館</text:p>
          </table:table-cell>
          <table:table-cell office:value-type="float" office:value="795.17" table:style-name="ce8">
            <text:p>795.17<text:s/></text:p>
          </table:table-cell>
          <table:table-cell table:style-name="ce9"/>
          <table:table-cell office:value-type="float" office:value="795.17" table:style-name="ce10">
            <text:p>795.17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校產權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田家炳光電大樓</text:p>
          </table:table-cell>
          <table:table-cell office:value-type="float" office:value="14614.79" table:style-name="ce8">
            <text:p>14,614.79<text:s/></text:p>
          </table:table-cell>
          <table:table-cell office:value-type="float" office:value="14614.79" table:style-name="ce9">
            <text:p>14,614.79<text:s/></text:p>
          </table:table-cell>
          <table:table-cell office:value-type="float" office:value="14614.79" table:style-name="ce10">
            <text:p>14,614.79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應化系光電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交映樓</text:p>
          </table:table-cell>
          <table:table-cell office:value-type="float" office:value="9300.77" table:style-name="ce8">
            <text:p>9,300.77<text:s/></text:p>
          </table:table-cell>
          <table:table-cell office:value-type="float" office:value="9300.77" table:style-name="ce9">
            <text:p>9,300.77<text:s/></text:p>
          </table:table-cell>
          <table:table-cell office:value-type="float" office:value="9300.77" table:style-name="ce10">
            <text:p>9,300.77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顯示所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光復溫水游泳館</text:p>
          </table:table-cell>
          <table:table-cell office:value-type="float" office:value="561.41999999999996" table:style-name="ce8">
            <text:p>561.42<text:s/></text:p>
          </table:table-cell>
          <table:table-cell office:value-type="float" office:value="2645.17" table:style-name="ce9">
            <text:p>2,645.17<text:s/></text:p>
          </table:table-cell>
          <table:table-cell office:value-type="float" office:value="2645.17" table:style-name="ce10">
            <text:p>2,645.17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竹銘館</text:p>
          </table:table-cell>
          <table:table-cell office:value-type="float" office:value="2942.06" table:style-name="ce8">
            <text:p>2,942.06<text:s/></text:p>
          </table:table-cell>
          <table:table-cell office:value-type="float" office:value="2942.06" table:style-name="ce9">
            <text:p>2,942.06<text:s/></text:p>
          </table:table-cell>
          <table:table-cell office:value-type="float" office:value="2942.06" table:style-name="ce10">
            <text:p>2,942.0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生科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羽球館</text:p>
          </table:table-cell>
          <table:table-cell office:value-type="float" office:value="932" table:style-name="ce8">
            <text:p>932.00<text:s/></text:p>
          </table:table-cell>
          <table:table-cell office:value-type="float" office:value="953" table:style-name="ce9">
            <text:p>953.00<text:s/></text:p>
          </table:table-cell>
          <table:table-cell office:value-type="float" office:value="953" table:style-name="ce10">
            <text:p>953.0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人社一館</text:p>
          </table:table-cell>
          <table:table-cell office:value-type="float" office:value="4689" table:style-name="ce8">
            <text:p>4,689.00<text:s/></text:p>
          </table:table-cell>
          <table:table-cell office:value-type="float" office:value="5387.4" table:style-name="ce9">
            <text:p>5,387.40<text:s/></text:p>
          </table:table-cell>
          <table:table-cell office:value-type="float" office:value="5387.4" table:style-name="ce10">
            <text:p>5,387.4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人社院建築所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人社二館</text:p>
          </table:table-cell>
          <table:table-cell office:value-type="float" office:value="6045.85" table:style-name="ce8">
            <text:p>6,045.85<text:s/></text:p>
          </table:table-cell>
          <table:table-cell office:value-type="float" office:value="6100.9" table:style-name="ce9">
            <text:p>6,100.90<text:s/></text:p>
          </table:table-cell>
          <table:table-cell office:value-type="float" office:value="6100.9" table:style-name="ce10">
            <text:p>6,100.9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社文所傳播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土木結構實驗室</text:p>
          </table:table-cell>
          <table:table-cell office:value-type="float" office:value="5979.24" table:style-name="ce8">
            <text:p>5,979.24<text:s/></text:p>
          </table:table-cell>
          <table:table-cell office:value-type="float" office:value="5980.22" table:style-name="ce9">
            <text:p>5,980.22<text:s/></text:p>
          </table:table-cell>
          <table:table-cell office:value-type="float" office:value="5980.22" table:style-name="ce10">
            <text:p>5,980.2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土木系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工程一館</text:p>
          </table:table-cell>
          <table:table-cell office:value-type="float" office:value="3926.48" table:style-name="ce8">
            <text:p>3,926.48<text:s/></text:p>
          </table:table-cell>
          <table:table-cell office:value-type="float" office:value="3983.48" table:style-name="ce9">
            <text:p>3,983.48<text:s/></text:p>
          </table:table-cell>
          <table:table-cell office:value-type="float" office:value="3983.48" table:style-name="ce10">
            <text:p>3,983.4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土木系奈米所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工程二館</text:p>
          </table:table-cell>
          <table:table-cell office:value-type="float" office:value="5814.83" table:style-name="ce8">
            <text:p>5,814.83<text:s/></text:p>
          </table:table-cell>
          <table:table-cell office:value-type="float" office:value="6123.39" table:style-name="ce9">
            <text:p>6,123.39<text:s/></text:p>
          </table:table-cell>
          <table:table-cell office:value-type="float" office:value="6123.39" table:style-name="ce10">
            <text:p>6,123.39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土木系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工程三館</text:p>
          </table:table-cell>
          <table:table-cell office:value-type="float" office:value="15011.85" table:style-name="ce8">
            <text:p>15,011.85<text:s/></text:p>
          </table:table-cell>
          <table:table-cell office:value-type="float" office:value="15043.73" table:style-name="ce9">
            <text:p>15,043.73<text:s/></text:p>
          </table:table-cell>
          <table:table-cell office:value-type="float" office:value="15043.73" table:style-name="ce10">
            <text:p>15,043.7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資訊學院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工程五館</text:p>
          </table:table-cell>
          <table:table-cell office:value-type="float" office:value="346070.1" table:style-name="ce8">
            <text:p>346,070.10<text:s/></text:p>
          </table:table-cell>
          <table:table-cell office:value-type="float" office:value="34596.400000000001" table:style-name="ce9">
            <text:p>34,596.40<text:s/></text:p>
          </table:table-cell>
          <table:table-cell office:value-type="float" office:value="34596.400000000001" table:style-name="ce10">
            <text:p>34,596.4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機械系電工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工程六館</text:p>
          </table:table-cell>
          <table:table-cell office:value-type="float" office:value="18464.43" table:style-name="ce8">
            <text:p>18,464.43<text:s/></text:p>
          </table:table-cell>
          <table:table-cell office:value-type="float" office:value="18464.43" table:style-name="ce9">
            <text:p>18,464.43<text:s/></text:p>
          </table:table-cell>
          <table:table-cell office:value-type="float" office:value="18464.43" table:style-name="ce10">
            <text:p>18,464.4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材料電物系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工程四館</text:p>
          </table:table-cell>
          <table:table-cell office:value-type="float" office:value="27211.02" table:style-name="ce8">
            <text:p>27,211.02<text:s/></text:p>
          </table:table-cell>
          <table:table-cell office:value-type="float" office:value="27210.92" table:style-name="ce9">
            <text:p>27,210.92<text:s/></text:p>
          </table:table-cell>
          <table:table-cell office:value-type="float" office:value="27210.92" table:style-name="ce10">
            <text:p>27,210.9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電機院電工系等使用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校本部</text:p>
          </table:table-cell>
          <table:table-cell office:value-type="string" table:style-name="ce14">
            <text:p>自有</text:p>
          </table:table-cell>
          <table:table-cell office:value-type="string" table:style-name="ce18">
            <text:p>部分面積出租(借)給其他(校外)單位使用</text:p>
          </table:table-cell>
          <table:covered-table-cell/>
          <table:table-cell office:value-type="string" table:style-name="ce7">
            <text:p>浩然圖書資訊中心</text:p>
          </table:table-cell>
          <table:table-cell office:value-type="float" office:value="32106.05" table:style-name="ce8">
            <text:p>32,106.05<text:s/></text:p>
          </table:table-cell>
          <table:table-cell office:value-type="float" office:value="32106.65" table:style-name="ce9">
            <text:p>32,106.65<text:s/></text:p>
          </table:table-cell>
          <table:table-cell office:value-type="float" office:value="31974.65" table:style-name="ce10">
            <text:p>31,974.65<text:s/></text:p>
          </table:table-cell>
          <table:table-cell office:value-type="float" office:value="132" table:style-name="ce11">
            <text:p>132.00<text:s/></text:p>
          </table:table-cell>
          <table:table-cell office:value-type="string" table:style-name="ce12">
            <text:p>全校師生使用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校本部</text:p>
          </table:table-cell>
          <table:table-cell office:value-type="string" table:style-name="ce14">
            <text:p>自有</text:p>
          </table:table-cell>
          <table:table-cell office:value-type="string" table:style-name="ce18">
            <text:p>部分面積出租(借)給其他(校外)單位使用</text:p>
          </table:table-cell>
          <table:covered-table-cell/>
          <table:table-cell office:value-type="string" table:style-name="ce7">
            <text:p>實驗二館</text:p>
          </table:table-cell>
          <table:table-cell office:value-type="float" office:value="1308.56" table:style-name="ce8">
            <text:p>1,308.56<text:s/></text:p>
          </table:table-cell>
          <table:table-cell table:style-name="ce9"/>
          <table:table-cell office:value-type="float" office:value="1292.56" table:style-name="ce10">
            <text:p>1,292.56<text:s/></text:p>
          </table:table-cell>
          <table:table-cell office:value-type="float" office:value="16" table:style-name="ce11">
            <text:p>16.00<text:s/></text:p>
          </table:table-cell>
          <table:table-cell office:value-type="string" table:style-name="ce12">
            <text:p>學校產權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校本部</text:p>
          </table:table-cell>
          <table:table-cell office:value-type="string" table:style-name="ce14">
            <text:p>自有</text:p>
          </table:table-cell>
          <table:table-cell office:value-type="string" table:style-name="ce18">
            <text:p>部分面積出租(借)給其他(校外)單位使用</text:p>
          </table:table-cell>
          <table:covered-table-cell/>
          <table:table-cell office:value-type="string" table:style-name="ce7">
            <text:p>學生活動中心(光復)</text:p>
          </table:table-cell>
          <table:table-cell office:value-type="float" office:value="11394.13" table:style-name="ce8">
            <text:p>11,394.13<text:s/></text:p>
          </table:table-cell>
          <table:table-cell office:value-type="float" office:value="11515.07" table:style-name="ce9">
            <text:p>11,515.07<text:s/></text:p>
          </table:table-cell>
          <table:table-cell office:value-type="float" office:value="10777.89" table:style-name="ce10">
            <text:p>10,777.89<text:s/></text:p>
          </table:table-cell>
          <table:table-cell office:value-type="float" office:value="737.18" table:style-name="ce11">
            <text:p>737.18<text:s/></text:p>
          </table:table-cell>
          <table:table-cell office:value-type="string" table:style-name="ce12">
            <text:p>學生社團等使用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table-cell office:value-type="string" table:number-columns-spanned="1" table:number-rows-spanned="6" table:style-name="ce28">
            <text:p>教職員宿舍</text:p>
          </table:table-cell>
          <table:table-cell office:value-type="string" table:style-name="ce7">
            <text:p>大學路職務宿舍</text:p>
          </table:table-cell>
          <table:table-cell office:value-type="float" office:value="2609.7800000000002" table:style-name="ce8">
            <text:p>2,609.78<text:s/></text:p>
          </table:table-cell>
          <table:table-cell office:value-type="float" office:value="2419.88" table:style-name="ce9">
            <text:p>2,419.88<text:s/></text:p>
          </table:table-cell>
          <table:table-cell office:value-type="float" office:value="2419.88" table:style-name="ce10">
            <text:p>2,419.8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15">
            <text:p><text:span text:style-name="T2">九龍職務宿舍</text:span></text:p>
          </table:table-cell>
          <table:table-cell office:value-type="float" office:value="6360.31" table:style-name="ce8">
            <text:p>6,360.31<text:s/></text:p>
          </table:table-cell>
          <table:table-cell office:value-type="float" office:value="3733.72" table:style-name="ce9">
            <text:p>3,733.72<text:s/></text:p>
          </table:table-cell>
          <table:table-cell office:value-type="float" office:value="6180.55" table:style-name="ce10">
            <text:p>6,180.55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無原始使用執照，現有使用執照為增建面積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15">
            <text:p><text:span text:style-name="T2">建功職務宿舍</text:span></text:p>
          </table:table-cell>
          <table:table-cell office:value-type="float" office:value="9529.61" table:style-name="ce8">
            <text:p>9,529.61<text:s/></text:p>
          </table:table-cell>
          <table:table-cell office:value-type="float" office:value="12260.46" table:style-name="ce9">
            <text:p>12,260.46<text:s/></text:p>
          </table:table-cell>
          <table:table-cell office:value-type="float" office:value="12260.46" table:style-name="ce10">
            <text:p>12,260.4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博愛街職務宿舍75-1至75-5號</text:p>
          </table:table-cell>
          <table:table-cell office:value-type="float" office:value="1111.72" table:style-name="ce8">
            <text:p>1,111.72<text:s/></text:p>
          </table:table-cell>
          <table:table-cell office:value-type="float" office:value="844.97" table:style-name="ce9">
            <text:p>844.97<text:s/></text:p>
          </table:table-cell>
          <table:table-cell office:value-type="float" office:value="1111.72" table:style-name="ce8">
            <text:p>1,111.7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無原始使用執照，現有使用執照為增建面積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15">
            <text:p><text:span text:style-name="T2">學府路職務宿舍</text:span></text:p>
          </table:table-cell>
          <table:table-cell office:value-type="float" office:value="393.1" table:style-name="ce8">
            <text:p>393.10<text:s/></text:p>
          </table:table-cell>
          <table:table-cell table:style-name="ce9"/>
          <table:table-cell office:value-type="float" office:value="393.1" table:style-name="ce10">
            <text:p>393.1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校產權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德鄰新村職務宿舍（建功一路70巷11號5樓）</text:p>
          </table:table-cell>
          <table:table-cell office:value-type="float" office:value="800.02" table:style-name="ce8">
            <text:p>800.02<text:s/></text:p>
          </table:table-cell>
          <table:table-cell office:value-type="float" office:value="800.02" table:style-name="ce8">
            <text:p>800.02<text:s/></text:p>
          </table:table-cell>
          <table:table-cell office:value-type="float" office:value="800.02" table:style-name="ce8">
            <text:p>800.02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全宿舍區85戶本校持有9戶僅登錄權狀面積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table-cell office:value-type="string" table:number-columns-spanned="1" table:number-rows-spanned="17" table:style-name="ce29">
            <text:p>學生宿舍</text:p>
          </table:table-cell>
          <table:table-cell office:value-type="string" table:style-name="ce7">
            <text:p>學生七舍</text:p>
          </table:table-cell>
          <table:table-cell office:value-type="float" office:value="4290" table:style-name="ce8">
            <text:p>4,290.00<text:s/></text:p>
          </table:table-cell>
          <table:table-cell office:value-type="float" office:value="4376.3900000000003" table:style-name="ce9">
            <text:p>4,376.39<text:s/></text:p>
          </table:table-cell>
          <table:table-cell office:value-type="float" office:value="4376.3900000000003" table:style-name="ce10">
            <text:p>4,376.39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第一餐廳與學生七舍使用執照同一張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九舍</text:p>
          </table:table-cell>
          <table:table-cell office:value-type="float" office:value="4467.16" table:style-name="ce8">
            <text:p>4,467.16<text:s/></text:p>
          </table:table-cell>
          <table:table-cell office:value-type="float" office:value="4453.96" table:style-name="ce9">
            <text:p>4,453.96<text:s/></text:p>
          </table:table-cell>
          <table:table-cell office:value-type="float" office:value="4453.96" table:style-name="ce10">
            <text:p>4,453.9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二舍</text:p>
          </table:table-cell>
          <table:table-cell office:value-type="float" office:value="1525.44" table:style-name="ce8">
            <text:p>1,525.44<text:s/></text:p>
          </table:table-cell>
          <table:table-cell office:value-type="float" office:value="1567.75" table:style-name="ce9">
            <text:p>1,567.75<text:s/></text:p>
          </table:table-cell>
          <table:table-cell office:value-type="float" office:value="1567.75" table:style-name="ce10">
            <text:p>1,567.75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八舍</text:p>
          </table:table-cell>
          <table:table-cell office:value-type="float" office:value="4979" table:style-name="ce8">
            <text:p>4,979.00<text:s/></text:p>
          </table:table-cell>
          <table:table-cell office:value-type="float" office:value="5007.63" table:style-name="ce9">
            <text:p>5,007.63<text:s/></text:p>
          </table:table-cell>
          <table:table-cell office:value-type="float" office:value="5007.63" table:style-name="ce10">
            <text:p>5,007.6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生男生宿舍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十一舍</text:p>
          </table:table-cell>
          <table:table-cell office:value-type="float" office:value="4851.8599999999997" table:style-name="ce8">
            <text:p>4,851.86<text:s/></text:p>
          </table:table-cell>
          <table:table-cell office:value-type="float" office:value="4851.8599999999997" table:style-name="ce9">
            <text:p>4,851.86<text:s/></text:p>
          </table:table-cell>
          <table:table-cell office:value-type="float" office:value="4851.8599999999997" table:style-name="ce10">
            <text:p>4,851.8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十二舍</text:p>
          </table:table-cell>
          <table:table-cell office:value-type="float" office:value="8186.51" table:style-name="ce8">
            <text:p>8,186.51<text:s/></text:p>
          </table:table-cell>
          <table:table-cell office:value-type="float" office:value="8186.5" table:style-name="ce9">
            <text:p>8,186.50<text:s/></text:p>
          </table:table-cell>
          <table:table-cell office:value-type="float" office:value="8186.5" table:style-name="ce10">
            <text:p>8,186.5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十舍</text:p>
          </table:table-cell>
          <table:table-cell office:value-type="float" office:value="7293.04" table:style-name="ce8">
            <text:p>7,293.04<text:s/></text:p>
          </table:table-cell>
          <table:table-cell office:value-type="float" office:value="7319.3" table:style-name="ce9">
            <text:p>7,319.30<text:s/></text:p>
          </table:table-cell>
          <table:table-cell office:value-type="float" office:value="7319.3" table:style-name="ce10">
            <text:p>7,319.3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三舍</text:p>
          </table:table-cell>
          <table:table-cell office:value-type="float" office:value="1525.44" table:style-name="ce8">
            <text:p>1,525.44<text:s/></text:p>
          </table:table-cell>
          <table:table-cell office:value-type="float" office:value="1577.16" table:style-name="ce9">
            <text:p>1,577.16<text:s/></text:p>
          </table:table-cell>
          <table:table-cell office:value-type="float" office:value="1577.16" table:style-name="ce10">
            <text:p>1,577.16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女舍(竹軒)</text:p>
          </table:table-cell>
          <table:table-cell office:value-type="float" office:value="4809.29" table:style-name="ce8">
            <text:p>4,809.29<text:s/></text:p>
          </table:table-cell>
          <table:table-cell office:value-type="float" office:value="4809.29" table:style-name="ce9">
            <text:p>4,809.29<text:s/></text:p>
          </table:table-cell>
          <table:table-cell office:value-type="float" office:value="4809.29" table:style-name="ce10">
            <text:p>4,809.29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生女生宿舍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五舍</text:p>
          </table:table-cell>
          <table:table-cell office:value-type="float" office:value="2310.2399999999998" table:style-name="ce8">
            <text:p>2,310.24<text:s/></text:p>
          </table:table-cell>
          <table:table-cell office:value-type="float" office:value="2113.69" table:style-name="ce9">
            <text:p>2,113.69<text:s/></text:p>
          </table:table-cell>
          <table:table-cell office:value-type="float" office:value="2113.69" table:style-name="ce10">
            <text:p>2,113.69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六舍</text:p>
          </table:table-cell>
          <table:table-cell office:value-type="float" office:value="3626.14" table:style-name="ce8">
            <text:p>3,626.14<text:s/></text:p>
          </table:table-cell>
          <table:table-cell office:value-type="float" office:value="3522.8" table:style-name="ce9">
            <text:p>3,522.80<text:s/></text:p>
          </table:table-cell>
          <table:table-cell office:value-type="float" office:value="3522.8" table:style-name="ce10">
            <text:p>3,522.8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學生四舍</text:p>
          </table:table-cell>
          <table:table-cell office:value-type="float" office:value="1525.44" table:style-name="ce8">
            <text:p>1,525.44<text:s/></text:p>
          </table:table-cell>
          <table:table-cell office:value-type="float" office:value="1568.13" table:style-name="ce9">
            <text:p>1,568.13<text:s/></text:p>
          </table:table-cell>
          <table:table-cell office:value-type="float" office:value="1568.13" table:style-name="ce10">
            <text:p>1,568.13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逸軒</text:p>
          </table:table-cell>
          <table:table-cell office:value-type="float" office:value="1234.8399999999999" table:style-name="ce8">
            <text:p>1,234.84<text:s/></text:p>
          </table:table-cell>
          <table:table-cell office:value-type="float" office:value="1244.18" table:style-name="ce9">
            <text:p>1,244.18<text:s/></text:p>
          </table:table-cell>
          <table:table-cell office:value-type="float" office:value="1244.18" table:style-name="ce10">
            <text:p>1,244.1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研究生一舍</text:p>
          </table:table-cell>
          <table:table-cell office:value-type="float" office:value="5804.4" table:style-name="ce8">
            <text:p>5,804.40<text:s/></text:p>
          </table:table-cell>
          <table:table-cell office:value-type="float" office:value="5807.98" table:style-name="ce9">
            <text:p>5,807.98<text:s/></text:p>
          </table:table-cell>
          <table:table-cell office:value-type="float" office:value="5807.98" table:style-name="ce10">
            <text:p>5,807.9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covered-table-cell/>
          <table:table-cell office:value-type="string" table:style-name="ce7">
            <text:p>研究生二舍</text:p>
          </table:table-cell>
          <table:table-cell office:value-type="float" office:value="7314.38" table:style-name="ce8">
            <text:p>7,314.38<text:s/></text:p>
          </table:table-cell>
          <table:table-cell office:value-type="float" office:value="7314.38" table:style-name="ce9">
            <text:p>7,314.38<text:s/></text:p>
          </table:table-cell>
          <table:table-cell office:value-type="float" office:value="7314.38" table:style-name="ce10">
            <text:p>7,314.38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校本部</text:p>
          </table:table-cell>
          <table:table-cell office:value-type="string" table:style-name="ce14">
            <text:p>自有</text:p>
          </table:table-cell>
          <table:table-cell office:value-type="string" table:style-name="ce18">
            <text:p>部分面積出租(借)給其他(校外)單位使用</text:p>
          </table:table-cell>
          <table:covered-table-cell/>
          <table:table-cell office:value-type="string" table:style-name="ce7">
            <text:p>學生女二舍</text:p>
          </table:table-cell>
          <table:table-cell office:value-type="float" office:value="20849.009999999998" table:style-name="ce8">
            <text:p>20,849.01<text:s/></text:p>
          </table:table-cell>
          <table:table-cell office:value-type="float" office:value="20867.009999999998" table:style-name="ce9">
            <text:p>20,867.01<text:s/></text:p>
          </table:table-cell>
          <table:table-cell office:value-type="float" office:value="18890.810000000001" table:style-name="ce10">
            <text:p>18,890.81<text:s/></text:p>
          </table:table-cell>
          <table:table-cell office:value-type="float" office:value="1976.2" table:style-name="ce11">
            <text:p>1,976.2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校本部</text:p>
          </table:table-cell>
          <table:table-cell office:value-type="string" table:style-name="ce14">
            <text:p>自有</text:p>
          </table:table-cell>
          <table:table-cell office:value-type="string" table:style-name="ce18">
            <text:p>部分面積出租(借)給其他(校外)單位使用</text:p>
          </table:table-cell>
          <table:covered-table-cell/>
          <table:table-cell office:value-type="string" table:style-name="ce7">
            <text:p>學生十三舍</text:p>
          </table:table-cell>
          <table:table-cell office:value-type="float" office:value="12649.35" table:style-name="ce8">
            <text:p>12,649.35<text:s/></text:p>
          </table:table-cell>
          <table:table-cell office:value-type="float" office:value="11917.9" table:style-name="ce9">
            <text:p>11,917.90<text:s/></text:p>
          </table:table-cell>
          <table:table-cell office:value-type="float" office:value="11600" table:style-name="ce10">
            <text:p>11,600.00<text:s/></text:p>
          </table:table-cell>
          <table:table-cell office:value-type="float" office:value="317.89999999999998" table:style-name="ce11">
            <text:p>317.90<text:s/></text:p>
          </table:table-cell>
          <table:table-cell office:value-type="string" table:style-name="ce12">
            <text:p/>
          </table:table-cell>
          <table:table-cell table:number-columns-repeated="16373"/>
        </table:table-row>
        <table:table-row table:style-name="ro2">
          <table:table-cell office:value-type="string" table:style-name="ce13">
            <text:p>台南市</text:p>
          </table:table-cell>
          <table:table-cell office:value-type="string" table:style-name="ce4">
            <text:p>台南分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table-cell office:value-type="string" table:style-name="ce6">
            <text:p>教學研究建築</text:p>
          </table:table-cell>
          <table:table-cell office:value-type="string" table:style-name="ce7">
            <text:p>奇美樓</text:p>
          </table:table-cell>
          <table:table-cell office:value-type="float" office:value="20007.669999999998" table:style-name="ce8">
            <text:p>20,007.67<text:s/></text:p>
          </table:table-cell>
          <table:table-cell office:value-type="float" office:value="20007.669999999998" table:style-name="ce9">
            <text:p>20,007.67<text:s/></text:p>
          </table:table-cell>
          <table:table-cell office:value-type="float" office:value="20007.669999999998" table:style-name="ce10">
            <text:p>20,007.67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光電學院等使用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台北市</text:p>
          </table:table-cell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table-cell office:value-type="string" table:style-name="ce6">
            <text:p>教學研究建築</text:p>
          </table:table-cell>
          <table:table-cell office:value-type="string" table:style-name="ce7">
            <text:p>台北管理大樓(郵電大樓)</text:p>
          </table:table-cell>
          <table:table-cell office:value-type="float" office:value="6954.65" table:style-name="ce8">
            <text:p>6,954.65<text:s/></text:p>
          </table:table-cell>
          <table:table-cell table:style-name="ce9"/>
          <table:table-cell office:value-type="float" office:value="6954.65" table:style-name="ce10">
            <text:p>6,954.65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學校產權(與中華郵政共同持分2分之1)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新竹縣</text:p>
          </table:table-cell>
          <table:table-cell office:value-type="string" table:style-name="ce3">
            <text:p>校本部</text:p>
          </table:table-cell>
          <table:table-cell office:value-type="string" table:style-name="ce5">
            <text:p>自有</text:p>
          </table:table-cell>
          <table:table-cell office:value-type="string" table:style-name="ce16">
            <text:p>自行使用</text:p>
          </table:table-cell>
          <table:table-cell office:value-type="string" table:style-name="ce6">
            <text:p>教學研究建築</text:p>
          </table:table-cell>
          <table:table-cell office:value-type="string" table:style-name="ce7">
            <text:p>客家大樓</text:p>
          </table:table-cell>
          <table:table-cell office:value-type="float" office:value="10337.700000000001" table:style-name="ce8">
            <text:p>10,337.70<text:s/></text:p>
          </table:table-cell>
          <table:table-cell office:value-type="float" office:value="10337.700000000001" table:style-name="ce9">
            <text:p>10,337.70<text:s/></text:p>
          </table:table-cell>
          <table:table-cell office:value-type="float" office:value="10337.700000000001" table:style-name="ce10">
            <text:p>10,337.70<text:s/></text:p>
          </table:table-cell>
          <table:table-cell office:value-type="float" office:value="0" table:style-name="ce11">
            <text:p>0.00<text:s/></text:p>
          </table:table-cell>
          <table:table-cell office:value-type="string" table:style-name="ce12">
            <text:p>客家學院等使用</text:p>
          </table:table-cell>
          <table:table-cell table:number-columns-repeated="16373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P0">
      <number:number number:decimal-places="2" number:min-integer-digits="1" number:grouping="true"/>
      <number:text> </number:text>
    </number:number-style>
    <number:number-style style:name="N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2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llen</meta:initial-creator>
    <dc:creator>Juansheng</dc:creator>
    <meta:creation-date>2016-08-01T08:36:47Z</meta:creation-date>
    <dc:date>2016-08-24T13:14:17Z</dc:date>
    <meta:print-date>2016-08-24T13:14:01Z</meta:print-date>
    <meta:user-defined meta:name="Generator">NPOI</meta:user-defined>
    <meta:user-defined meta:name="Generator Version">2.0.6</meta:user-defined>
  </office:meta>
</office:document-meta>
</file>